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5.723cm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2.92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4.70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5.723cm"/>
    </style:style>
    <style:style style:name="gr9" style:family="graphic">
      <style:graphic-properties draw:textarea-horizontal-align="justify" draw:textarea-vertical-align="middle" draw:auto-grow-height="false" fo:min-height="1.909cm" fo:min-width="2.929cm"/>
    </style:style>
    <style:style style:name="gr10" style:family="graphic">
      <style:graphic-properties draw:textarea-horizontal-align="justify" draw:textarea-vertical-align="middle" draw:auto-grow-height="false" fo:min-height="1.909cm" fo:min-width="5.723cm"/>
    </style:style>
    <style:style style:name="gr11" style:family="graphic">
      <style:graphic-properties draw:textarea-horizontal-align="justify" draw:textarea-vertical-align="middle" draw:auto-grow-height="false" fo:min-height="2.036cm" fo:min-width="2.929cm"/>
    </style:style>
    <style:style style:name="gr12" style:family="graphic">
      <style:graphic-properties draw:textarea-horizontal-align="justify" draw:textarea-vertical-align="middle" draw:auto-grow-height="false" fo:min-height="1.655cm" fo:min-width="4.707cm"/>
    </style:style>
    <style:style style:name="gr13" style:family="graphic">
      <style:graphic-properties draw:stroke="dash" draw:stroke-dash="Dashed_20__28_var_29_" draw:fill="none" draw:textarea-horizontal-align="justify" draw:textarea-vertical-align="middle" draw:auto-grow-height="false" fo:min-height="1.909cm" fo:min-width="5.723cm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532cm"/>
    </style:style>
    <style:style style:name="gr15" style:family="graphic" style:parent-style-name="standard">
      <style:graphic-properties draw:textarea-horizontal-align="justify" draw:textarea-vertical-align="middle" draw:auto-grow-height="false" fo:min-height="1.782cm" fo:min-width="10.2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2.159cm" svg:x="3.667cm" svg:y="14.46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429cm" svg:height="2.159cm" svg:x="3.286cm" svg:y="14.20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223cm" svg:height="2.159cm" svg:x="1.762cm" svg:y="7.985cm">
          <text:p text:style-name="P1">peermanag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429cm" svg:height="2.286cm" svg:x="10.017cm" svg:y="14.081cm">
          <text:p text:style-name="P1">Server</text:p>
          <text:p text:style-name="P1">Rh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9.546cm" svg:y1="2.231cm" svg:x2="4.873cm" svg:y2="7.985cm" draw:end-shape="id1" draw:end-glue-point="0" svg:d="M9546 2231l-4673 5252v502" svg:viewBox="0 0 4674 5755">
          <text:p text:style-name="P1">Bootserver</text:p>
        </draw:connector>
        <draw:connector draw:style-name="gr5" draw:text-style-name="P1" draw:layer="layout" draw:type="line" svg:x1="4.873cm" svg:y1="10.144cm" svg:x2="5cm" svg:y2="14.208cm" draw:start-shape="id1" draw:start-glue-point="2" draw:end-shape="id2" draw:end-glue-point="0" svg:d="M4873 10144l127 4064" svg:viewBox="0 0 128 4065">
          <text:p text:style-name="P1">Route<text:line-break/>Storage</text:p>
        </draw:connector>
        <draw:custom-shape draw:style-name="gr6" draw:text-style-name="P1" draw:layer="layout" svg:width="5.207cm" svg:height="1.905cm" svg:x="15.045cm" svg:y="8.193cm">
          <text:p text:style-name="P1">QueryManager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207cm" svg:height="1.905cm" svg:x="9.128cm" svg:y="8.239cm">
          <text:p text:style-name="P1">Server::servloop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1.731cm" svg:y1="10.144cm" svg:x2="11.731cm" svg:y2="14.081cm" draw:start-shape="id3" draw:start-glue-point="2" draw:end-shape="id4" draw:end-glue-point="0" svg:d="M11731 10144v3937" svg:viewBox="0 0 1 3938">
          <text:p/>
        </draw:connector>
        <draw:custom-shape draw:style-name="gr8" draw:text-style-name="P1" draw:layer="layout" svg:width="6.223cm" svg:height="2.159cm" svg:x="9.509cm" svg:y="3.794cm">
          <text:p text:style-name="P1">Peermanager</text:p>
          <text:p text:style-name="P1">Struct (api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29cm" svg:height="2.159cm" svg:x="3.667cm" svg:y="14.4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429cm" svg:height="2.159cm" svg:x="3.286cm" svg:y="14.208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6.223cm" svg:height="2.159cm" svg:x="1.762cm" svg:y="7.985cm">
          <text:p text:style-name="P2">peermanager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3.429cm" svg:height="2.286cm" svg:x="10.017cm" svg:y="14.081cm">
          <text:p text:style-name="P2">Server</text:p>
          <text:p text:style-name="P2">Rh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5.207cm" svg:height="1.905cm" svg:x="15.045cm" svg:y="8.193cm">
          <text:p text:style-name="P2">QueryManager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5.207cm" svg:height="1.905cm" svg:x="9.128cm" svg:y="8.239cm">
          <text:p text:style-name="P2">Server::servloop</text:p>
          <draw:enhanced-geometry svg:viewBox="0 0 21600 21600" draw:type="rectangle" draw:enhanced-path="M 0 0 L 21600 0 21600 21600 0 21600 0 0 Z N"/>
        </draw:custom-shape>
        <draw:custom-shape draw:style-name="gr13" draw:text-style-name="P2" xml:id="id5" draw:id="id5" draw:layer="Layout" svg:width="6.223cm" svg:height="2.159cm" svg:x="7.858cm" svg:y="2.778cm">
          <text:p text:style-name="P2">Peermanager</text:p>
          <text:p text:style-name="P2">Struct (api)</text:p>
          <draw:enhanced-geometry svg:viewBox="0 0 21600 21600" draw:type="rectangle" draw:enhanced-path="M 0 0 L 21600 0 21600 21600 0 21600 0 0 Z N"/>
        </draw:custom-shape>
        <draw:custom-shape draw:style-name="gr14" draw:text-style-name="P1" xml:id="id6" draw:id="id6" draw:layer="layout" svg:width="2.032cm" svg:height="0.635cm" svg:x="4.048cm" svg:y="6.334cm">
          <text:p text:style-name="P1">Chan</text:p>
          <text:p text:style-name="P1">(runningprocesses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7.858cm" svg:y1="3.857cm" svg:x2="5.064cm" svg:y2="6.334cm" draw:start-shape="id5" draw:start-glue-point="3" draw:end-shape="id6" draw:end-glue-point="0" svg:d="M7858 3857l-2794 2477" svg:viewBox="0 0 2795 2478">
          <text:p/>
        </draw:connector>
        <draw:connector draw:style-name="gr7" draw:text-style-name="P1" draw:layer="layout" draw:type="line" svg:x1="5.064cm" svg:y1="6.969cm" svg:x2="4.873cm" svg:y2="7.985cm" draw:start-shape="id6" draw:start-glue-point="2" draw:end-shape="id7" draw:end-glue-point="0" svg:d="M5064 6969l-191 1016" svg:viewBox="0 0 192 1017">
          <text:p/>
        </draw:connector>
        <draw:connector draw:style-name="gr7" draw:text-style-name="P1" draw:layer="layout" draw:line-skew="0.183cm" svg:x1="6.715cm" svg:y1="15.287cm" svg:x2="6.08cm" svg:y2="6.651cm" draw:start-shape="id8" draw:end-shape="id6" draw:end-glue-point="1" svg:d="M6715 15287h2032v-8636h-2667" svg:viewBox="0 0 2668 8637">
          <text:p/>
        </draw:connector>
        <draw:connector draw:style-name="gr7" draw:text-style-name="P1" draw:layer="layout" draw:line-skew="-0.547cm" svg:x1="10.017cm" svg:y1="15.224cm" svg:x2="6.08cm" svg:y2="6.651cm" draw:start-shape="id9" draw:start-glue-point="3" draw:end-shape="id6" draw:end-glue-point="1" svg:d="M10017 15224h-1524v-8573h-2413" svg:viewBox="0 0 3938 8574">
          <text:p/>
        </draw:connector>
        <draw:custom-shape draw:style-name="gr14" draw:text-style-name="P1" xml:id="id10" draw:id="id10" draw:layer="layout" svg:width="2.032cm" svg:height="0.635cm" svg:x="3.794cm" svg:y="12.303cm">
          <text:p text:style-name="P1">Chan</text:p>
          <text:p text:style-name="P1">(routing table)</text:p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73cm" svg:y1="10.144cm" svg:x2="4.81cm" svg:y2="12.303cm" draw:start-shape="id7" draw:start-glue-point="2" draw:end-shape="id10" draw:end-glue-point="0" svg:d="M4873 10144v738h-63v1421" svg:viewBox="0 0 64 2160">
          <text:p/>
        </draw:connector>
        <draw:connector draw:style-name="gr7" draw:text-style-name="P1" draw:layer="layout" svg:x1="4.81cm" svg:y1="12.938cm" svg:x2="5cm" svg:y2="14.208cm" draw:start-shape="id10" draw:start-glue-point="2" draw:end-shape="id8" draw:end-glue-point="0" svg:d="M4810 12938v650h190v620" svg:viewBox="0 0 191 1271">
          <text:p/>
        </draw:connector>
        <draw:connector draw:style-name="gr7" draw:text-style-name="P1" draw:layer="layout" svg:x1="5.064cm" svg:y1="6.969cm" svg:x2="17.648cm" svg:y2="8.193cm" draw:start-shape="id6" draw:start-glue-point="2" draw:end-shape="id11" draw:end-glue-point="0" svg:d="M5064 6969v901h6490v-179h6094v502" svg:viewBox="0 0 12585 1225">
          <text:p/>
        </draw:connector>
        <draw:custom-shape draw:style-name="gr14" draw:text-style-name="P1" xml:id="id12" draw:id="id12" draw:layer="layout" svg:width="2.032cm" svg:height="0.635cm" svg:x="16.367cm" svg:y="12.049cm">
          <text:p text:style-name="P1">Mutexed<text:line-break/>Querie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648cm" svg:y1="10.098cm" svg:x2="17.383cm" svg:y2="12.049cm" draw:start-shape="id11" draw:start-glue-point="2" draw:end-shape="id12" draw:end-glue-point="0" svg:d="M17648 10098v818h-265v1133" svg:viewBox="0 0 266 1952">
          <text:p/>
        </draw:connector>
        <draw:connector draw:style-name="gr7" draw:text-style-name="P1" draw:layer="layout" draw:line-skew="-0.493cm" svg:x1="16.367cm" svg:y1="12.366cm" svg:x2="14.081cm" svg:y2="3.857cm" draw:start-shape="id12" draw:start-glue-point="3" draw:end-shape="id5" draw:end-glue-point="1" svg:d="M16367 12366h-1778v-8509h-508" svg:viewBox="0 0 2287 8510">
          <text:p/>
        </draw:connector>
        <draw:custom-shape draw:style-name="gr15" draw:text-style-name="P1" xml:id="id13" draw:id="id13" draw:layer="layout" svg:width="10.795cm" svg:height="2.032cm" svg:x="2.905cm" svg:y="20.177cm">
          <text:p text:style-name="P1">P2P comm$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5cm" svg:y1="16.367cm" svg:x2="8.302cm" svg:y2="20.177cm" draw:start-shape="id8" draw:start-glue-point="2" draw:end-shape="id13" svg:d="M5000 16367v1905h3302v1905" svg:viewBox="0 0 3303 3811">
          <text:p/>
        </draw:connector>
        <draw:connector draw:style-name="gr7" draw:text-style-name="P1" draw:layer="layout" svg:x1="11.731cm" svg:y1="16.367cm" svg:x2="8.302cm" svg:y2="20.177cm" draw:start-shape="id9" draw:start-glue-point="2" draw:end-shape="id13" draw:end-glue-point="0" svg:d="M11731 16367v1905h-3429v1905" svg:viewBox="0 0 3430 3811">
          <text:p/>
        </draw:connector>
        <draw:connector draw:style-name="gr7" draw:text-style-name="P1" draw:layer="layout" draw:line-skew="-0.5cm" svg:x1="13.7cm" svg:y1="21.193cm" svg:x2="14.335cm" svg:y2="9.191cm" draw:start-shape="id13" draw:start-glue-point="1" draw:end-shape="id14" svg:d="M13700 21193h635v-12002" svg:viewBox="0 0 636 12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0:49:59.625269812</meta:creation-date>
    <meta:generator>LibreOffice/4.3.5.2.0$Linux_X86_64 LibreOffice_project/430m0$Build-2</meta:generator>
    <dc:date>2015-01-13T08:45:14.439058994</dc:date>
    <meta:editing-duration>P1DT21H23M38S</meta:editing-duration>
    <meta:editing-cycles>2</meta:editing-cycles>
    <meta:document-statistic meta:object-count="35"/>
  </office:meta>
</office:document-meta>
</file>